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Arial" fo:font-size="12pt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 style:font-name-complex="Arial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Arial" fo:font-size="12pt" fo:font-style="italic" style:text-underline-style="solid" style:text-underline-width="auto" style:text-underline-color="font-color" officeooo:paragraph-rsid="001a6835" style:text-underline-mode="continuous" style:text-overline-mode="continuous" style:text-line-through-mode="continuous" style:font-size-asian="12pt" style:font-style-asian="italic" style:font-name-complex="Arial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Arial" fo:font-size="12pt" fo:font-style="italic" style:font-size-asian="12pt" style:font-style-asian="italic" style:font-name-complex="Arial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095be6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0bca84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11495f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12662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1a6835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1ae035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ce181e" style:font-name="Arial" fo:font-size="12pt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ce181e" fo:font-weight="bold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2pt" fo:font-style="italic" style:font-size-asian="12pt" style:font-style-asian="italic" style:font-name-complex="Arial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text-properties style:font-name="Arial" fo:font-size="12pt" style:font-size-asian="12pt" style:font-name-complex="Arial" style:font-size-complex="12pt"/>
    </style:style>
    <style:style style:name="P16" style:family="paragraph" style:parent-style-name="Standard">
      <style:paragraph-properties fo:margin-left="1.249cm" fo:margin-right="0cm" fo:margin-top="0cm" fo:margin-bottom="0cm" loext:contextual-spacing="false" fo:line-height="100%" fo:text-indent="1.249cm" style:auto-text-indent="false">
        <style:tab-stops/>
      </style:paragraph-properties>
      <style:text-properties officeooo:paragraph-rsid="000fa168"/>
    </style:style>
    <style:style style:name="P17" style:family="paragraph" style:parent-style-name="Standard">
      <style:paragraph-properties fo:margin-left="1.249cm" fo:margin-right="0cm" fo:margin-top="0cm" fo:margin-bottom="0cm" loext:contextual-spacing="false" fo:line-height="100%" fo:text-indent="1.249cm" style:auto-text-indent="false">
        <style:tab-stops/>
      </style:paragraph-properties>
      <style:text-properties officeooo:paragraph-rsid="0011495f"/>
    </style:style>
    <style:style style:name="P18" style:family="paragraph" style:parent-style-name="Standard">
      <style:paragraph-properties fo:margin-left="1.249cm" fo:margin-right="0cm" fo:margin-top="0cm" fo:margin-bottom="0cm" loext:contextual-spacing="false" fo:line-height="100%" fo:text-indent="1.249cm" style:auto-text-indent="false">
        <style:tab-stops/>
      </style:paragraph-properties>
      <style:text-properties officeooo:paragraph-rsid="001ec636"/>
    </style:style>
    <style:style style:name="P19" style:family="paragraph" style:parent-style-name="Standard" style:master-page-name="MP0">
      <style:paragraph-properties fo:margin-left="0cm" fo:margin-right="0cm" fo:margin-top="0cm" fo:margin-bottom="0cm" loext:contextual-spacing="false" fo:line-height="100%" fo:text-indent="0cm" style:auto-text-indent="false" style:page-number="auto" fo:break-before="page">
        <style:tab-stops/>
      </style:paragraph-properties>
      <style:text-properties style:font-name="Arial" fo:font-size="12pt" fo:font-weight="bold" officeooo:paragraph-rsid="0019f31a" style:font-size-asian="12pt" style:font-weight-asian="bold" style:font-name-complex="Arial" style:font-size-complex="12pt" style:font-weight-complex="bold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style:font-name="Arial" fo:font-size="12pt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 style:font-name-complex="Arial" style:font-size-complex="12pt"/>
    </style:style>
    <style:style style:name="T3" style:family="text">
      <style:text-properties style:font-name="Arial" fo:font-size="12pt" fo:font-style="italic" style:text-underline-style="solid" style:text-underline-width="auto" style:text-underline-color="font-color" officeooo:rsid="000fa168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4" style:family="text">
      <style:text-properties style:font-name="Arial" fo:font-size="12pt" fo:font-style="italic" style:text-underline-style="solid" style:text-underline-width="auto" style:text-underline-color="font-color" officeooo:rsid="000c1e15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5" style:family="text">
      <style:text-properties style:font-name="Arial" fo:font-size="12pt" fo:font-style="italic" style:text-underline-style="solid" style:text-underline-width="auto" style:text-underline-color="font-color" officeooo:rsid="0012662e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6" style:family="text">
      <style:text-properties style:font-name="Arial" fo:font-size="12pt" fo:font-style="italic" style:text-underline-style="solid" style:text-underline-width="auto" style:text-underline-color="font-color" officeooo:rsid="001a6835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7" style:family="text">
      <style:text-properties style:font-name="Arial" fo:font-size="12pt" fo:font-style="italic" style:text-underline-style="solid" style:text-underline-width="auto" style:text-underline-color="font-color" fo:font-weight="normal" officeooo:rsid="000fa168" style:font-name-asian="Times New Roman" style:font-size-asian="12pt" style:font-style-asian="italic" style:font-weight-asian="normal" style:font-name-complex="Arial" style:font-size-complex="12pt" style:font-style-complex="italic" style:font-weight-complex="normal"/>
    </style:style>
    <style:style style:name="T8" style:family="text">
      <style:text-properties style:font-name="Arial" fo:font-size="12pt" fo:font-style="italic" style:text-underline-style="solid" style:text-underline-width="auto" style:text-underline-color="font-color" fo:font-weight="normal" officeooo:rsid="001ae035" style:font-name-asian="Times New Roman" style:font-size-asian="12pt" style:font-style-asian="italic" style:font-weight-asian="normal" style:font-name-complex="Arial" style:font-size-complex="12pt" style:font-style-complex="italic" style:font-weight-complex="normal"/>
    </style:style>
    <style:style style:name="T9" style:family="text">
      <style:text-properties style:font-name="Arial" fo:font-size="12pt" fo:font-style="italic" style:font-name-asian="Times New Roman" style:font-size-asian="12pt" style:font-style-asian="italic" style:font-name-complex="Arial" style:font-size-complex="12pt"/>
    </style:style>
    <style:style style:name="T10" style:family="text">
      <style:text-properties style:font-name="Arial" fo:font-size="12pt" fo:font-style="italic" officeooo:rsid="00095be6" style:font-name-asian="Times New Roman" style:font-size-asian="12pt" style:font-style-asian="italic" style:font-name-complex="Arial" style:font-size-complex="12pt"/>
    </style:style>
    <style:style style:name="T11" style:family="text">
      <style:text-properties style:font-name="Arial" fo:font-size="12pt" fo:font-style="italic" officeooo:rsid="000fa168" style:font-name-asian="Times New Roman" style:font-size-asian="12pt" style:font-style-asian="italic" style:font-name-complex="Arial" style:font-size-complex="12pt"/>
    </style:style>
    <style:style style:name="T12" style:family="text">
      <style:text-properties style:font-name="Arial" fo:font-size="12pt" fo:font-style="italic" officeooo:rsid="000e4820" style:font-name-asian="Times New Roman" style:font-size-asian="12pt" style:font-style-asian="italic" style:font-name-complex="Arial" style:font-size-complex="12pt"/>
    </style:style>
    <style:style style:name="T13" style:family="text">
      <style:text-properties style:font-name="Arial" fo:font-size="12pt" fo:font-style="italic" officeooo:rsid="0011495f" style:font-name-asian="Times New Roman" style:font-size-asian="12pt" style:font-style-asian="italic" style:font-name-complex="Arial" style:font-size-complex="12pt"/>
    </style:style>
    <style:style style:name="T14" style:family="text">
      <style:text-properties style:font-name="Arial" fo:font-size="12pt" fo:font-style="italic" officeooo:rsid="0012662e" style:font-name-asian="Times New Roman" style:font-size-asian="12pt" style:font-style-asian="italic" style:font-name-complex="Arial" style:font-size-complex="12pt"/>
    </style:style>
    <style:style style:name="T15" style:family="text">
      <style:text-properties style:font-name="Arial" fo:font-size="12pt" fo:font-style="italic" officeooo:rsid="0015d248" style:font-name-asian="Times New Roman" style:font-size-asian="12pt" style:font-style-asian="italic" style:font-name-complex="Arial" style:font-size-complex="12pt"/>
    </style:style>
    <style:style style:name="T16" style:family="text">
      <style:text-properties style:font-name="Arial" fo:font-size="12pt" fo:font-style="italic" officeooo:rsid="0018de7b" style:font-name-asian="Times New Roman" style:font-size-asian="12pt" style:font-style-asian="italic" style:font-name-complex="Arial" style:font-size-complex="12pt"/>
    </style:style>
    <style:style style:name="T17" style:family="text">
      <style:text-properties style:font-name="Arial" fo:font-size="12pt" fo:font-style="italic" officeooo:rsid="001a6835" style:font-name-asian="Times New Roman" style:font-size-asian="12pt" style:font-style-asian="italic" style:font-name-complex="Arial" style:font-size-complex="12pt"/>
    </style:style>
    <style:style style:name="T18" style:family="text">
      <style:text-properties style:font-name="Arial" fo:font-size="12pt" fo:font-style="italic" officeooo:rsid="001ae035" style:font-name-asian="Times New Roman" style:font-size-asian="12pt" style:font-style-asian="italic" style:font-name-complex="Arial" style:font-size-complex="12pt"/>
    </style:style>
    <style:style style:name="T19" style:family="text">
      <style:text-properties style:font-name="Arial" fo:font-size="12pt" fo:font-style="italic" officeooo:rsid="001c7d99" style:font-name-asian="Times New Roman" style:font-size-asian="12pt" style:font-style-asian="italic" style:font-name-complex="Arial" style:font-size-complex="12pt"/>
    </style:style>
    <style:style style:name="T20" style:family="text">
      <style:text-properties style:font-name="Arial" fo:font-size="12pt" fo:font-style="italic" style:font-size-asian="12pt" style:font-style-asian="italic" style:font-name-complex="Arial" style:font-size-complex="12pt"/>
    </style:style>
    <style:style style:name="T21" style:family="text">
      <style:text-properties style:font-name="Arial" fo:font-size="12pt" fo:font-style="italic" officeooo:rsid="000e4820" style:font-size-asian="12pt" style:font-style-asian="italic" style:font-name-complex="Arial" style:font-size-complex="12pt"/>
    </style:style>
    <style:style style:name="T22" style:family="text">
      <style:text-properties style:font-name="Arial" fo:font-size="12pt" fo:font-style="italic" officeooo:rsid="000fa168" style:font-size-asian="12pt" style:font-style-asian="italic" style:font-name-complex="Arial" style:font-size-complex="12pt"/>
    </style:style>
    <style:style style:name="T23" style:family="text">
      <style:text-properties style:font-name="Arial" fo:font-size="12pt" fo:font-style="italic" officeooo:rsid="001c7d99" style:font-size-asian="12pt" style:font-style-asian="italic" style:font-name-complex="Arial" style:font-size-complex="12pt"/>
    </style:style>
    <style:style style:name="T24" style:family="text">
      <style:text-properties style:font-name="Arial" fo:font-size="12pt" fo:font-style="italic" style:text-underline-style="none" officeooo:rsid="000fa168" style:font-size-asian="12pt" style:font-style-asian="italic" style:font-name-complex="Arial" style:font-size-complex="12pt"/>
    </style:style>
    <style:style style:name="T25" style:family="text">
      <style:text-properties style:font-name="Arial" fo:font-size="12pt" fo:font-style="italic" style:text-underline-style="none" officeooo:rsid="0011495f" style:font-size-asian="12pt" style:font-style-asian="italic" style:font-name-complex="Arial" style:font-size-complex="12pt"/>
    </style:style>
    <style:style style:name="T26" style:family="text">
      <style:text-properties style:font-name="Arial" fo:font-size="12pt" fo:font-style="italic" style:text-underline-style="none" officeooo:rsid="000fa168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27" style:family="text">
      <style:text-properties style:font-name="Arial" fo:font-size="12pt" fo:font-style="italic" style:text-underline-style="none" officeooo:rsid="0012662e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28" style:family="text">
      <style:text-properties style:font-name="Arial" fo:font-size="12pt" fo:font-style="italic" style:text-underline-style="none" officeooo:rsid="0018de7b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29" style:family="text">
      <style:text-properties style:font-name="Arial" fo:font-size="12pt" fo:font-style="italic" style:text-underline-style="none" officeooo:rsid="0019f31a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30" style:family="text">
      <style:text-properties style:font-name="Arial" fo:font-size="12pt" fo:font-style="italic" style:text-underline-style="none" officeooo:rsid="001a6835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31" style:family="text">
      <style:text-properties style:font-name="Arial" fo:font-size="12pt" fo:font-style="italic" style:text-underline-style="none" officeooo:rsid="001ae035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32" style:family="text">
      <style:text-properties style:font-name="Arial" fo:font-size="12pt" fo:font-style="italic" style:text-underline-style="none" officeooo:rsid="0018de7b" style:text-underline-mode="continuous" style:text-overline-mode="continuous" style:text-line-through-mode="continuous" style:font-size-asian="12pt" style:font-style-asian="italic" style:font-name-complex="Arial" style:font-size-complex="12pt"/>
    </style:style>
    <style:style style:name="T33" style:family="text">
      <style:text-properties style:font-name="Arial" fo:font-size="12pt" fo:font-style="italic" style:text-underline-style="none" officeooo:rsid="001a6835" style:font-name-asian="Times New Roman" style:font-size-asian="12pt" style:font-style-asian="italic" style:font-name-complex="Arial" style:font-size-complex="12pt"/>
    </style:style>
    <style:style style:name="T34" style:family="text">
      <style:text-properties style:font-name="Arial" fo:font-size="12pt" fo:font-style="italic" style:text-underline-style="none" officeooo:rsid="001ae035" style:font-name-asian="Times New Roman" style:font-size-asian="12pt" style:font-style-asian="italic" style:font-name-complex="Arial" style:font-size-complex="12pt"/>
    </style:style>
    <style:style style:name="T35" style:family="text">
      <style:text-properties style:font-name="Arial" fo:font-size="12pt" style:font-size-asian="12pt" style:font-name-complex="Arial" style:font-size-complex="12pt"/>
    </style:style>
    <style:style style:name="T36" style:family="text">
      <style:text-properties style:font-name="Arial" fo:font-size="12pt" fo:font-style="normal" officeooo:rsid="0012662e" style:font-name-asian="Times New Roman" style:font-size-asian="12pt" style:font-style-asian="normal" style:font-name-complex="Arial" style:font-size-complex="12pt" style:font-style-complex="normal"/>
    </style:style>
    <style:style style:name="T37" style:family="text">
      <style:text-properties officeooo:rsid="000fa168" style:font-name-asian="Times New Roman"/>
    </style:style>
    <style:style style:name="T38" style:family="text">
      <style:text-properties fo:color="#ce181e" style:font-name="Arial" fo:font-size="12pt" fo:font-style="italic" officeooo:rsid="0015d248" style:font-name-asian="Times New Roman" style:font-size-asian="12pt" style:font-style-asian="italic" style:font-name-complex="Arial" style:font-size-complex="12pt"/>
    </style:style>
    <style:style style:name="T39" style:family="text">
      <style:text-properties fo:color="#ce181e" style:font-name="Arial" fo:font-size="12pt" fo:font-style="italic" officeooo:rsid="000fa168" style:font-name-asian="Times New Roman" style:font-size-asian="12pt" style:font-style-asian="italic" style:font-name-complex="Arial" style:font-size-complex="12pt"/>
    </style:style>
    <style:style style:name="T40" style:family="text">
      <style:text-properties officeooo:rsid="001ffa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Gosset </text:p>
      <text:p text:style-name="P4"><text:span text:style-name="Police_20_par_20_défaut"><text:span text:style-name="T1">Théo</text:span></text:span></text:p>
      <text:p text:style-name="P11"/>
      <text:p text:style-name="P11">// <text:span text:style-name="T40">Nom de variable non correspondant invest-inverst</text:span></text:p>
      <text:p text:style-name="P11">// <text:span text:style-name="T40">Pas d’affichage des réponses</text:span></text:p>
      <text:p text:style-name="P12"/>
      <text:p text:style-name="P4"/>
      <text:p text:style-name="P4"><text:span text:style-name="Police_20_par_20_défaut"><text:span text:style-name="T2">DEBUT</text:span></text:span></text:p>
      <text:p text:style-name="P1"/>
      <text:p text:style-name="P4"><text:span text:style-name="Police_20_par_20_défaut"><text:span text:style-name="T8">EN</text:span></text:span><text:span text:style-name="Police_20_par_20_défaut"><text:span text:style-name="T7">T</text:span></text:span><text:span text:style-name="Police_20_par_20_défaut"><text:span text:style-name="T8">IER </text:span></text:span><text:span text:style-name="Police_20_par_20_défaut"><text:span text:style-name="T11">buisness, </text:span></text:span><text:span text:style-name="Police_20_par_20_défaut"><text:span text:style-name="T38">invest</text:span></text:span><text:span text:style-name="Police_20_par_20_défaut"><text:span text:style-name="T15">, </text:span></text:span><text:span text:style-name="Police_20_par_20_défaut"><text:span text:style-name="T13">type</text:span></text:span><text:span text:style-name="Police_20_par_20_défaut"><text:span text:style-name="T14">1, </text:span></text:span><text:span text:style-name="Police_20_par_20_défaut"><text:span text:style-name="T36">type2</text:span></text:span><text:span text:style-name="Police_20_par_20_défaut"><text:span text:style-name="T14">, type3, </text:span></text:span><text:span text:style-name="Police_20_par_20_défaut"><text:span text:style-name="T16">rendement</text:span></text:span><text:span text:style-name="Police_20_par_20_défaut"><text:span text:style-name="T18">1, rendement2, rendement3</text:span></text:span></text:p>
      <text:p text:style-name="P13"/>
      <text:p text:style-name="P4"><text:span text:style-name="Police_20_par_20_défaut"><text:span text:style-name="T2">ECRIRE</text:span></text:span><text:span text:style-name="Police_20_par_20_défaut"><text:span text:style-name="T9"> </text:span></text:span><text:span text:style-name="Police_20_par_20_défaut"><text:span text:style-name="T20">"Veuillez</text:span></text:span><text:span text:style-name="Police_20_par_20_défaut"><text:span text:style-name="T9"> </text:span></text:span><text:span text:style-name="Police_20_par_20_défaut"><text:span text:style-name="T20">introduire le </text:span></text:span><text:span text:style-name="Police_20_par_20_défaut"><text:span text:style-name="T22">buisness</text:span></text:span><text:span text:style-name="Police_20_par_20_défaut"><text:span text:style-name="T21"> a créer (1 pour site ecommerce, 2 pour agence marketing</text:span></text:span><text:span text:style-name="Police_20_par_20_défaut"><text:span text:style-name="T20"> </text:span></text:span><text:span text:style-name="Police_20_par_20_défaut"><text:span text:style-name="T21">ou </text:span></text:span><text:span text:style-name="Police_20_par_20_défaut"><text:span text:style-name="T22">3</text:span></text:span><text:span text:style-name="Police_20_par_20_défaut"><text:span text:style-name="T21"> pour b</text:span></text:span><text:span text:style-name="Police_20_par_20_défaut"><text:span text:style-name="T22">uis</text:span></text:span><text:span text:style-name="Police_20_par_20_défaut"><text:span text:style-name="T21">ness de formation</text:span></text:span><text:span text:style-name="Police_20_par_20_défaut"><text:span text:style-name="T23">) </text:span></text:span><text:span text:style-name="Police_20_par_20_défaut"><text:span text:style-name="T20">:</text:span></text:span><text:span text:style-name="Police_20_par_20_défaut"><text:span text:style-name="T9"> </text:span></text:span><text:span text:style-name="Police_20_par_20_défaut"><text:span text:style-name="T20">"</text:span></text:span></text:p>
      <text:p text:style-name="P4"><text:span text:style-name="Police_20_par_20_défaut"><text:span text:style-name="T2">LIRE</text:span></text:span><text:span text:style-name="Police_20_par_20_défaut"><text:span text:style-name="T9"> </text:span></text:span><text:span text:style-name="Police_20_par_20_défaut"><text:span text:style-name="T11">buisness</text:span></text:span></text:p>
      <text:p text:style-name="P8"><text:span text:style-name="Police_20_par_20_défaut"><text:span text:style-name="T2">ECRIRE</text:span></text:span><text:span text:style-name="Police_20_par_20_défaut"><text:span text:style-name="T9"> </text:span></text:span><text:span text:style-name="Police_20_par_20_défaut"><text:span text:style-name="T20">"Veuillez</text:span></text:span><text:span text:style-name="Police_20_par_20_défaut"><text:span text:style-name="T9"> </text:span></text:span><text:span text:style-name="Police_20_par_20_défaut"><text:span text:style-name="T20">introduire le </text:span></text:span><text:span text:style-name="Police_20_par_20_défaut"><text:span text:style-name="T9">m</text:span></text:span><text:span text:style-name="Police_20_par_20_défaut"><text:span text:style-name="T20">ontant a investir:</text:span></text:span><text:span text:style-name="Police_20_par_20_défaut"><text:span text:style-name="T9"> </text:span></text:span><text:span text:style-name="Police_20_par_20_défaut"><text:span text:style-name="T20">"</text:span></text:span></text:p>
      <text:p text:style-name="P8"><text:span text:style-name="Police_20_par_20_défaut"><text:span text:style-name="T3">LIRE</text:span></text:span><text:span text:style-name="Police_20_par_20_défaut"><text:span text:style-name="T11"> </text:span></text:span><text:span text:style-name="Police_20_par_20_défaut"><text:span text:style-name="T39">invest</text:span></text:span></text:p>
      <text:p text:style-name="P4"><text:span text:style-name="Police_20_par_20_défaut"><text:span text:style-name="T10"/></text:span></text:p>
      <text:p text:style-name="P5"/>
      <text:p text:style-name="P3"/>
      <text:p text:style-name="P13"/>
      <text:p text:style-name="P4"><text:span text:style-name="Police_20_par_20_défaut"><text:span text:style-name="T2">SI</text:span></text:span><text:span text:style-name="Police_20_par_20_défaut"><text:span text:style-name="T9"> </text:span></text:span><text:span text:style-name="Police_20_par_20_défaut"><text:span text:style-name="T20">(</text:span></text:span><text:span text:style-name="Police_20_par_20_défaut"><text:span text:style-name="T24">buisness = 1</text:span></text:span><text:span text:style-name="Police_20_par_20_défaut"><text:span text:style-name="T20">)</text:span></text:span><text:span text:style-name="Police_20_par_20_défaut"><text:span text:style-name="T9"> </text:span></text:span><text:span text:style-name="Police_20_par_20_défaut"><text:span text:style-name="T2">ALORS</text:span></text:span></text:p>
      <text:p text:style-name="P16"><text:span text:style-name="Police_20_par_20_défaut"><text:span text:style-name="T2">ECRIRE</text:span></text:span><text:span text:style-name="Police_20_par_20_défaut"><text:span text:style-name="T20"> « </text:span></text:span><text:span text:style-name="Police_20_par_20_défaut"><text:span text:style-name="T11">Veuillez introduire le le type d’ecommerce</text:span></text:span><text:span text:style-name="Police_20_par_20_défaut"><text:span text:style-name="T12"> (1 pour </text:span></text:span><text:span text:style-name="Police_20_par_20_défaut"><text:span text:style-name="T11">produit de sport</text:span></text:span><text:span text:style-name="Police_20_par_20_défaut"><text:span text:style-name="T12">, 2 pour </text:span></text:span><text:span text:style-name="Police_20_par_20_défaut"><text:span text:style-name="T13">produits de jardin</text:span></text:span><text:span text:style-name="Police_20_par_20_défaut"><text:span text:style-name="T11"> </text:span></text:span><text:span text:style-name="Police_20_par_20_défaut"><text:span text:style-name="T12">ou </text:span></text:span><text:span text:style-name="Police_20_par_20_défaut"><text:span text:style-name="T11">3</text:span></text:span><text:span text:style-name="Police_20_par_20_défaut"><text:span text:style-name="T12"> pour b</text:span></text:span><text:span text:style-name="Police_20_par_20_défaut"><text:span text:style-name="T13">ijoux</text:span></text:span><text:span text:style-name="Police_20_par_20_défaut"><text:span text:style-name="T19">)</text:span></text:span><text:span text:style-name="Police_20_par_20_défaut"><text:span text:style-name="T13"> :</text:span></text:span><text:span text:style-name="Police_20_par_20_défaut"><text:span text:style-name="T11"> "</text:span></text:span></text:p>
      <text:p text:style-name="P7"><text:span text:style-name="Police_20_par_20_défaut"><text:span text:style-name="T26"><text:tab/><text:tab/> </text:span></text:span><text:span text:style-name="Police_20_par_20_défaut"><text:span text:style-name="T3">LIRE</text:span></text:span><text:span text:style-name="Police_20_par_20_défaut"><text:span text:style-name="T11"> </text:span></text:span><text:span text:style-name="Police_20_par_20_défaut"><text:span text:style-name="T13">type</text:span></text:span><text:span text:style-name="Police_20_par_20_défaut"><text:span text:style-name="T14">1</text:span></text:span></text:p>
      <text:p text:style-name="P9"><text:span text:style-name="Police_20_par_20_défaut"><text:span text:style-name="T14"><text:tab/><text:tab/></text:span></text:span><text:span text:style-name="Police_20_par_20_défaut"><text:span text:style-name="T5">SI</text:span></text:span><text:span text:style-name="Police_20_par_20_défaut"><text:span text:style-name="T14"> (</text:span></text:span><text:span text:style-name="Police_20_par_20_défaut"><text:span text:style-name="T17">t</text:span></text:span><text:span text:style-name="Police_20_par_20_défaut"><text:span text:style-name="T33">ype1= 1</text:span></text:span><text:span text:style-name="Police_20_par_20_défaut"><text:span text:style-name="T14">) </text:span></text:span><text:span text:style-name="Police_20_par_20_défaut"><text:span text:style-name="T5">ALORS</text:span></text:span></text:p>
      <text:p text:style-name="P9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29">1</text:span></text:span><text:span text:style-name="Police_20_par_20_défaut"><text:span text:style-name="T28"> ← </text:span></text:span><text:span text:style-name="Police_20_par_20_défaut"><text:span text:style-name="T30">35%*invest</text:span></text:span></text:p>
      <text:p text:style-name="P9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9"><text:span text:style-name="Police_20_par_20_défaut"><text:span text:style-name="T27"><text:tab/><text:tab/></text:span></text:span><text:span text:style-name="Police_20_par_20_défaut"><text:span text:style-name="T5">SI</text:span></text:span><text:span text:style-name="Police_20_par_20_défaut"><text:span text:style-name="T14"> (</text:span></text:span><text:span text:style-name="Police_20_par_20_défaut"><text:span text:style-name="T17">t</text:span></text:span><text:span text:style-name="Police_20_par_20_défaut"><text:span text:style-name="T33">ype1= 2</text:span></text:span><text:span text:style-name="Police_20_par_20_défaut"><text:span text:style-name="T14">) </text:span></text:span><text:span text:style-name="Police_20_par_20_défaut"><text:span text:style-name="T5">ALORS</text:span></text:span></text:p>
      <text:p text:style-name="P9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29">1</text:span></text:span><text:span text:style-name="Police_20_par_20_défaut"><text:span text:style-name="T28"> ← </text:span></text:span><text:span text:style-name="Police_20_par_20_défaut"><text:span text:style-name="T30">40%*invest</text:span></text:span></text:p>
      <text:p text:style-name="P9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9"><text:span text:style-name="Police_20_par_20_défaut"><text:span text:style-name="T30"><text:tab/><text:tab/></text:span></text:span><text:span text:style-name="Police_20_par_20_défaut"><text:span text:style-name="T5">SI</text:span></text:span><text:span text:style-name="Police_20_par_20_défaut"><text:span text:style-name="T27"> (</text:span></text:span><text:span text:style-name="Police_20_par_20_défaut"><text:span text:style-name="T30">type1= 3</text:span></text:span><text:span text:style-name="Police_20_par_20_défaut"><text:span text:style-name="T27">) </text:span></text:span><text:span text:style-name="Police_20_par_20_défaut"><text:span text:style-name="T5">ALORS</text:span></text:span></text:p>
      <text:p text:style-name="P9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29">1</text:span></text:span><text:span text:style-name="Police_20_par_20_défaut"><text:span text:style-name="T28"> ← </text:span></text:span><text:span text:style-name="Police_20_par_20_défaut"><text:span text:style-name="T30">50%*invest</text:span></text:span></text:p>
      <text:p text:style-name="P9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1">FSI</text:p>
      <text:p text:style-name="P1"/>
      <text:p text:style-name="P7"><text:span text:style-name="Police_20_par_20_défaut"><text:span text:style-name="T2">SI</text:span></text:span><text:span text:style-name="Police_20_par_20_défaut"><text:span text:style-name="T9"> </text:span></text:span><text:span text:style-name="Police_20_par_20_défaut"><text:span text:style-name="T20">(</text:span></text:span><text:span text:style-name="Police_20_par_20_défaut"><text:span text:style-name="T24">buisness = </text:span></text:span><text:span text:style-name="Police_20_par_20_défaut"><text:span text:style-name="T25">2</text:span></text:span><text:span text:style-name="Police_20_par_20_défaut"><text:span text:style-name="T20">)</text:span></text:span><text:span text:style-name="Police_20_par_20_défaut"><text:span text:style-name="T9"> </text:span></text:span><text:span text:style-name="Police_20_par_20_défaut"><text:span text:style-name="T2">ALORS</text:span></text:span></text:p>
      <text:p text:style-name="P17"><text:span text:style-name="Police_20_par_20_défaut"><text:span text:style-name="T2">ECRIRE</text:span></text:span><text:span text:style-name="Police_20_par_20_défaut"><text:span text:style-name="T20"> « </text:span></text:span><text:span text:style-name="Police_20_par_20_défaut"><text:span text:style-name="T11">Veuillez introduire le type d’</text:span></text:span><text:span text:style-name="Police_20_par_20_défaut"><text:span text:style-name="T13">agence marketing</text:span></text:span><text:span text:style-name="Police_20_par_20_défaut"><text:span text:style-name="T12"> (1 pour </text:span></text:span><text:span text:style-name="Police_20_par_20_défaut"><text:span text:style-name="T13">service SEO</text:span></text:span><text:span text:style-name="Police_20_par_20_défaut"><text:span text:style-name="T12">, 2 pour </text:span></text:span><text:span text:style-name="Police_20_par_20_défaut"><text:span text:style-name="T13">Community Management</text:span></text:span><text:span text:style-name="Police_20_par_20_défaut"><text:span text:style-name="T11"> </text:span></text:span><text:span text:style-name="Police_20_par_20_défaut"><text:span text:style-name="T12">ou </text:span></text:span><text:span text:style-name="Police_20_par_20_défaut"><text:span text:style-name="T11">3</text:span></text:span><text:span text:style-name="Police_20_par_20_défaut"><text:span text:style-name="T12"> pour </text:span></text:span><text:span text:style-name="Police_20_par_20_défaut"><text:span text:style-name="T13">Campagne d’acquisition payante:</text:span></text:span><text:span text:style-name="Police_20_par_20_défaut"><text:span text:style-name="T11"> "</text:span></text:span></text:p>
      <text:p text:style-name="P7"><text:span text:style-name="Police_20_par_20_défaut"><text:span text:style-name="T26"><text:tab/><text:tab/> </text:span></text:span><text:span text:style-name="Police_20_par_20_défaut"><text:span text:style-name="T3">LIRE</text:span></text:span><text:span text:style-name="Police_20_par_20_défaut"><text:span text:style-name="T11"> </text:span></text:span><text:span text:style-name="Police_20_par_20_défaut"><text:span text:style-name="T13">type</text:span></text:span><text:span text:style-name="Police_20_par_20_défaut"><text:span text:style-name="T14">2</text:span></text:span></text:p>
      <text:p text:style-name="P10"><text:span text:style-name="Police_20_par_20_défaut"><text:span text:style-name="T27"><text:tab/><text:tab/></text:span></text:span><text:span text:style-name="Police_20_par_20_défaut"><text:span text:style-name="T5">SI</text:span></text:span><text:span text:style-name="Police_20_par_20_défaut"><text:span text:style-name="T14"> (</text:span></text:span><text:span text:style-name="Police_20_par_20_défaut"><text:span text:style-name="T17">t</text:span></text:span><text:span text:style-name="Police_20_par_20_défaut"><text:span text:style-name="T33">ype</text:span></text:span><text:span text:style-name="Police_20_par_20_défaut"><text:span text:style-name="T34">2</text:span></text:span><text:span text:style-name="Police_20_par_20_défaut"><text:span text:style-name="T33">= 1</text:span></text:span><text:span text:style-name="Police_20_par_20_défaut"><text:span text:style-name="T14">) </text:span></text:span><text:span text:style-name="Police_20_par_20_défaut"><text:span text:style-name="T5">ALORS</text:span></text:span></text:p>
      <text:p text:style-name="P10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31">2</text:span></text:span><text:span text:style-name="Police_20_par_20_défaut"><text:span text:style-name="T28"> ← </text:span></text:span><text:span text:style-name="Police_20_par_20_défaut"><text:span text:style-name="T31">60</text:span></text:span><text:span text:style-name="Police_20_par_20_défaut"><text:span text:style-name="T30">%*invest</text:span></text:span></text:p>
      <text:p text:style-name="P10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10"><text:span text:style-name="Police_20_par_20_défaut"><text:span text:style-name="T27"><text:tab/><text:tab/></text:span></text:span><text:span text:style-name="Police_20_par_20_défaut"><text:span text:style-name="T5">SI</text:span></text:span><text:span text:style-name="Police_20_par_20_défaut"><text:span text:style-name="T14"> (</text:span></text:span><text:span text:style-name="Police_20_par_20_défaut"><text:span text:style-name="T17">t</text:span></text:span><text:span text:style-name="Police_20_par_20_défaut"><text:span text:style-name="T33">ype</text:span></text:span><text:span text:style-name="Police_20_par_20_défaut"><text:span text:style-name="T34">2</text:span></text:span><text:span text:style-name="Police_20_par_20_défaut"><text:span text:style-name="T33">= 2</text:span></text:span><text:span text:style-name="Police_20_par_20_défaut"><text:span text:style-name="T14">) </text:span></text:span><text:span text:style-name="Police_20_par_20_défaut"><text:span text:style-name="T5">ALORS</text:span></text:span></text:p>
      <text:p text:style-name="P10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31">2</text:span></text:span><text:span text:style-name="Police_20_par_20_défaut"><text:span text:style-name="T28"> ← </text:span></text:span><text:span text:style-name="Police_20_par_20_défaut"><text:span text:style-name="T31">60</text:span></text:span><text:span text:style-name="Police_20_par_20_défaut"><text:span text:style-name="T30">%*invest</text:span></text:span></text:p>
      <text:p text:style-name="P10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10"><text:span text:style-name="Police_20_par_20_défaut"><text:span text:style-name="T30"><text:tab/><text:tab/></text:span></text:span><text:span text:style-name="Police_20_par_20_défaut"><text:span text:style-name="T5">SI</text:span></text:span><text:span text:style-name="Police_20_par_20_défaut"><text:span text:style-name="T27"> (</text:span></text:span><text:span text:style-name="Police_20_par_20_défaut"><text:span text:style-name="T30">type</text:span></text:span><text:span text:style-name="Police_20_par_20_défaut"><text:span text:style-name="T31">2</text:span></text:span><text:span text:style-name="Police_20_par_20_défaut"><text:span text:style-name="T30">= 3</text:span></text:span><text:span text:style-name="Police_20_par_20_défaut"><text:span text:style-name="T27">) </text:span></text:span><text:span text:style-name="Police_20_par_20_défaut"><text:span text:style-name="T5">ALORS</text:span></text:span></text:p>
      <text:p text:style-name="P10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31">2</text:span></text:span><text:span text:style-name="Police_20_par_20_défaut"><text:span text:style-name="T28"> ← </text:span></text:span><text:span text:style-name="Police_20_par_20_défaut"><text:span text:style-name="T31">60</text:span></text:span><text:span text:style-name="Police_20_par_20_défaut"><text:span text:style-name="T30">%*invest</text:span></text:span></text:p>
      <text:p text:style-name="P10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2"><text:soft-page-break/><text:span text:style-name="Police_20_par_20_défaut"><text:span text:style-name="T37">FSI</text:span></text:span></text:p>
      <text:p text:style-name="P2"><text:span text:style-name="Police_20_par_20_défaut"><text:span text:style-name="T37"/></text:span></text:p>
      <text:p text:style-name="P7"><text:span text:style-name="Police_20_par_20_défaut"><text:span text:style-name="T2">SI</text:span></text:span><text:span text:style-name="Police_20_par_20_défaut"><text:span text:style-name="T9"> </text:span></text:span><text:span text:style-name="Police_20_par_20_défaut"><text:span text:style-name="T20">(</text:span></text:span><text:span text:style-name="Police_20_par_20_défaut"><text:span text:style-name="T24">buisness = </text:span></text:span><text:span text:style-name="Police_20_par_20_défaut"><text:span text:style-name="T25">3</text:span></text:span><text:span text:style-name="Police_20_par_20_défaut"><text:span text:style-name="T20">)</text:span></text:span><text:span text:style-name="Police_20_par_20_défaut"><text:span text:style-name="T9"> </text:span></text:span><text:span text:style-name="Police_20_par_20_défaut"><text:span text:style-name="T2">ALORS</text:span></text:span></text:p>
      <text:p text:style-name="P18"><text:span text:style-name="Police_20_par_20_défaut"><text:span text:style-name="T2">ECRIRE</text:span></text:span><text:span text:style-name="Police_20_par_20_défaut"><text:span text:style-name="T20"> </text:span></text:span><text:span text:style-name="Police_20_par_20_défaut"><text:span text:style-name="T11">"Veuillez introduire le type d</text:span></text:span><text:span text:style-name="Police_20_par_20_défaut"><text:span text:style-name="T13">e buisness de formation</text:span></text:span><text:span text:style-name="Police_20_par_20_défaut"><text:span text:style-name="T12"> (1 pour </text:span></text:span><text:span text:style-name="Police_20_par_20_défaut"><text:span text:style-name="T13">formation SEO</text:span></text:span><text:span text:style-name="Police_20_par_20_défaut"><text:span text:style-name="T12">, 2 pour </text:span></text:span><text:span text:style-name="Police_20_par_20_défaut"><text:span text:style-name="T13">formation développement personnel <text:s/></text:span></text:span><text:span text:style-name="Police_20_par_20_défaut"><text:span text:style-name="T12">ou </text:span></text:span><text:span text:style-name="Police_20_par_20_défaut"><text:span text:style-name="T11">3</text:span></text:span><text:span text:style-name="Police_20_par_20_défaut"><text:span text:style-name="T12"> pour </text:span></text:span><text:span text:style-name="Police_20_par_20_défaut"><text:span text:style-name="T13">formation fitness :</text:span></text:span><text:span text:style-name="Police_20_par_20_défaut"><text:span text:style-name="T11"> "</text:span></text:span></text:p>
      <text:p text:style-name="P7"><text:span text:style-name="Police_20_par_20_défaut"><text:span text:style-name="T26"><text:tab/><text:tab/> </text:span></text:span><text:span text:style-name="Police_20_par_20_défaut"><text:span text:style-name="T3">LIRE</text:span></text:span><text:span text:style-name="Police_20_par_20_défaut"><text:span text:style-name="T11"> </text:span></text:span><text:span text:style-name="Police_20_par_20_défaut"><text:span text:style-name="T13">type</text:span></text:span><text:span text:style-name="Police_20_par_20_défaut"><text:span text:style-name="T14">3</text:span></text:span></text:p>
      <text:p text:style-name="P10"><text:span text:style-name="Police_20_par_20_défaut"><text:span text:style-name="T27"><text:tab/><text:tab/></text:span></text:span><text:span text:style-name="Police_20_par_20_défaut"><text:span text:style-name="T5">SI</text:span></text:span><text:span text:style-name="Police_20_par_20_défaut"><text:span text:style-name="T14"> (</text:span></text:span><text:span text:style-name="Police_20_par_20_défaut"><text:span text:style-name="T17">t</text:span></text:span><text:span text:style-name="Police_20_par_20_défaut"><text:span text:style-name="T33">ype</text:span></text:span><text:span text:style-name="Police_20_par_20_défaut"><text:span text:style-name="T34">3</text:span></text:span><text:span text:style-name="Police_20_par_20_défaut"><text:span text:style-name="T33">= 1</text:span></text:span><text:span text:style-name="Police_20_par_20_défaut"><text:span text:style-name="T14">) </text:span></text:span><text:span text:style-name="Police_20_par_20_défaut"><text:span text:style-name="T5">ALORS</text:span></text:span></text:p>
      <text:p text:style-name="P10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31">3</text:span></text:span><text:span text:style-name="Police_20_par_20_défaut"><text:span text:style-name="T28"> ← </text:span></text:span><text:span text:style-name="Police_20_par_20_défaut"><text:span text:style-name="T31">55</text:span></text:span><text:span text:style-name="Police_20_par_20_défaut"><text:span text:style-name="T30">%*invest</text:span></text:span></text:p>
      <text:p text:style-name="P10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10"><text:span text:style-name="Police_20_par_20_défaut"><text:span text:style-name="T27"><text:tab/><text:tab/></text:span></text:span><text:span text:style-name="Police_20_par_20_défaut"><text:span text:style-name="T5">SI</text:span></text:span><text:span text:style-name="Police_20_par_20_défaut"><text:span text:style-name="T14"> (</text:span></text:span><text:span text:style-name="Police_20_par_20_défaut"><text:span text:style-name="T17">t</text:span></text:span><text:span text:style-name="Police_20_par_20_défaut"><text:span text:style-name="T33">ype</text:span></text:span><text:span text:style-name="Police_20_par_20_défaut"><text:span text:style-name="T34">3</text:span></text:span><text:span text:style-name="Police_20_par_20_défaut"><text:span text:style-name="T33">= 2</text:span></text:span><text:span text:style-name="Police_20_par_20_défaut"><text:span text:style-name="T14">) </text:span></text:span><text:span text:style-name="Police_20_par_20_défaut"><text:span text:style-name="T5">ALORS</text:span></text:span></text:p>
      <text:p text:style-name="P10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31">3</text:span></text:span><text:span text:style-name="Police_20_par_20_défaut"><text:span text:style-name="T28"> ← </text:span></text:span><text:span text:style-name="Police_20_par_20_défaut"><text:span text:style-name="T30">40%*invest</text:span></text:span></text:p>
      <text:p text:style-name="P10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10"><text:span text:style-name="Police_20_par_20_défaut"><text:span text:style-name="T30"><text:tab/><text:tab/></text:span></text:span><text:span text:style-name="Police_20_par_20_défaut"><text:span text:style-name="T5">SI</text:span></text:span><text:span text:style-name="Police_20_par_20_défaut"><text:span text:style-name="T27"> (</text:span></text:span><text:span text:style-name="Police_20_par_20_défaut"><text:span text:style-name="T30">type</text:span></text:span><text:span text:style-name="Police_20_par_20_défaut"><text:span text:style-name="T31">3</text:span></text:span><text:span text:style-name="Police_20_par_20_défaut"><text:span text:style-name="T30">= 3</text:span></text:span><text:span text:style-name="Police_20_par_20_défaut"><text:span text:style-name="T27">) </text:span></text:span><text:span text:style-name="Police_20_par_20_défaut"><text:span text:style-name="T5">ALORS</text:span></text:span></text:p>
      <text:p text:style-name="P10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31">3</text:span></text:span><text:span text:style-name="Police_20_par_20_défaut"><text:span text:style-name="T28"> ← </text:span></text:span><text:span text:style-name="Police_20_par_20_défaut"><text:span text:style-name="T31">70</text:span></text:span><text:span text:style-name="Police_20_par_20_défaut"><text:span text:style-name="T30">%*invest</text:span></text:span></text:p>
      <text:p text:style-name="P10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2"><text:span text:style-name="Police_20_par_20_défaut"><text:span text:style-name="T37">FSI</text:span></text:span></text:p>
      <text:p text:style-name="P9"><text:span text:style-name="Police_20_par_20_défaut"><text:span text:style-name="T32"/></text:span></text:p>
      <text:p text:style-name="P6"><text:span text:style-name="Police_20_par_20_défaut"><text:span text:style-name="T2"/></text:span></text:p>
      <text:p text:style-name="P4"/>
      <text:p text:style-name="P3"><text:span text:style-name="Police_20_par_20_défaut"><text:span text:style-name="T4"/></text:span></text:p>
      <text:p text:style-name="P4"><text:span text:style-name="Police_20_par_20_défaut"><text:span text:style-name="T2">FIN</text:span></text:span></text:p>
      <text:p text:style-name="P14"><text:span text:style-name="Police_20_par_20_défaut"><text:span text:style-name="T35"><text:tab/><text:tab/> <text:s text:c="2"/></text:span></text:span></text:p>
      <text:p text:style-name="P4"><text:span text:style-name="Police_20_par_20_défaut"><text:span text:style-name="T2"><text:s/></text:span></text:span></text:p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B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B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9cm" fo:margin-right="0cm" fo:margin-top="0cm" fo:margin-bottom="0.353cm" loext:contextual-spacing="false" fo:line-height="115%" fo:orphans="2" fo:widows="2" fo:hyphenation-ladder-count="no-limit" fo:text-indent="0cm" style:auto-text-indent="false">
        <style:tab-stops/>
      </style:paragraph-properties>
      <style:text-properties fo:language="fr" fo:country="FR" style:language-asian="zh" style:country-asian="CN" style:font-name-complex="Calibri" style:font-family-complex="Calibri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title/>
    <dc:description/>
    <dc:subject/>
    <meta:initial-creator>Théo Gosset</meta:initial-creator>
    <meta:creation-date>2021-12-20T15:24:00Z</meta:creation-date>
    <dc:date>2022-03-22T14:20:40.608000000</dc:date>
    <meta:editing-cycles>10</meta:editing-cycles>
    <meta:editing-duration>PT45M3S</meta:editing-duration>
    <meta:document-statistic meta:table-count="0" meta:image-count="0" meta:object-count="0" meta:page-count="2" meta:paragraph-count="52" meta:word-count="228" meta:character-count="1410" meta:non-whitespace-character-count="1152"/>
    <meta:user-defined meta:name="AppVersion">16.0000</meta:user-defined>
    <meta:user-defined meta:name="Company">PRIMINF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Theo_GOSSET_LDA__Les_choix_-_Exercice_n2_Theo_GOSSET_LDA__Les_choix_-_Exercice_n1_ex1.txt-1.odt/Normal"/>
  </office:meta>
</office:document-meta>
</file>